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3.08cm" fo:break-before="auto" style:use-optimal-row-height="true"/>
    </style:style>
    <style:style style:name="ro10" style:family="table-row">
      <style:table-row-properties style:row-height="3.685cm" fo:break-before="auto" style:use-optimal-row-height="tru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1.868cm" fo:break-before="auto" style:use-optimal-row-height="true"/>
    </style:style>
    <style:style style:name="ro13" style:family="table-row">
      <style:table-row-properties style:row-height="0.974cm" fo:break-before="auto" style:use-optimal-row-height="true"/>
    </style:style>
    <style:style style:name="ro14" style:family="table-row">
      <style:table-row-properties style:row-height="0.961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9cm" fo:break-before="auto" style:use-optimal-row-height="true"/>
    </style:style>
    <style:style style:name="ro17" style:family="table-row">
      <style:table-row-properties style:row-height="1.286cm" fo:break-before="auto" style:use-optimal-row-height="true"/>
    </style:style>
    <style:style style:name="ro18" style:family="table-row">
      <style:table-row-properties style:row-height="1.637cm" fo:break-before="auto" style:use-optimal-row-height="true"/>
    </style:style>
    <style:style style:name="ro19" style:family="table-row">
      <style:table-row-properties style:row-height="1.921cm" fo:break-before="auto" style:use-optimal-row-height="true"/>
    </style:style>
    <style:style style:name="ro20" style:family="table-row">
      <style:table-row-properties style:row-height="1.89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4.001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3.133cm" fo:break-before="auto" style:use-optimal-row-height="true"/>
    </style:style>
    <style:style style:name="ro25" style:family="table-row">
      <style:table-row-properties style:row-height="5.396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3.21cm" fo:break-before="auto" style:use-optimal-row-height="true"/>
    </style:style>
    <style:style style:name="ro28" style:family="table-row">
      <style:table-row-properties style:row-height="4.632cm" fo:break-before="auto" style:use-optimal-row-height="true"/>
    </style:style>
    <style:style style:name="ro29" style:family="table-row">
      <style:table-row-properties style:row-height="2.427cm" fo:break-before="auto" style:use-optimal-row-height="true"/>
    </style:style>
    <style:style style:name="ro30" style:family="table-row">
      <style:table-row-properties style:row-height="0.688cm" fo:break-before="auto" style:use-optimal-row-height="true"/>
    </style:style>
    <style:style style:name="ro31" style:family="table-row">
      <style:table-row-properties style:row-height="0.647cm" fo:break-before="auto" style:use-optimal-row-height="true"/>
    </style:style>
    <style:style style:name="ro32" style:family="table-row">
      <style:table-row-properties style:row-height="1.729cm" fo:break-before="auto" style:use-optimal-row-height="true"/>
    </style:style>
    <style:style style:name="ro33" style:family="table-row">
      <style:table-row-properties style:row-height="2.558cm" fo:break-before="auto" style:use-optimal-row-height="true"/>
    </style:style>
    <style:style style:name="ro34" style:family="table-row">
      <style:table-row-properties style:row-height="0.9cm" fo:break-before="auto" style:use-optimal-row-height="true"/>
    </style:style>
    <style:style style:name="ro35" style:family="table-row">
      <style:table-row-properties style:row-height="0.706cm" fo:break-before="auto" style:use-optimal-row-height="true"/>
    </style:style>
    <style:style style:name="ro36" style:family="table-row">
      <style:table-row-properties style:row-height="2.364cm" fo:break-before="auto" style:use-optimal-row-height="true"/>
    </style:style>
    <style:style style:name="ro37" style:family="table-row">
      <style:table-row-properties style:row-height="1.341cm" fo:break-before="auto" style:use-optimal-row-height="true"/>
    </style:style>
    <style:style style:name="ro38" style:family="table-row">
      <style:table-row-properties style:row-height="1.535cm" fo:break-before="auto" style:use-optimal-row-height="true"/>
    </style:style>
    <style:style style:name="ro39" style:family="table-row">
      <style:table-row-properties style:row-height="2.17cm" fo:break-before="auto" style:use-optimal-row-height="true"/>
    </style:style>
    <style:style style:name="ro40" style:family="table-row">
      <style:table-row-properties style:row-height="1.976cm" fo:break-before="auto" style:use-optimal-row-height="true"/>
    </style:style>
    <style:style style:name="ro41" style:family="table-row">
      <style:table-row-properties style:row-height="3.387cm" fo:break-before="auto" style:use-optimal-row-height="true"/>
    </style:style>
    <style:style style:name="ro42" style:family="table-row">
      <style:table-row-properties style:row-height="0.69cm" fo:break-before="auto" style:use-optimal-row-height="true"/>
    </style:style>
    <style:style style:name="ro4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0" table:number-columns-spanned="4" table:number-rows-spanned="1"/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0:43:27.88">
            <text:p>1104 <text:s/>104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0:43:27.88">
            <text:p>1104 <text:s/>1043</text:p>
          </table:table-cell>
          <table:table-cell table:style-name="ce7" table:formula="of:=NOW()" office:value-type="date" office:date-value="2021-11-04T10:43:27.88">
            <text:p>1104 <text:s/>104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0:43:27.88">
            <text:p>1104 <text:s/>104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 office:value-type="date" office:date-value="2021-11-02T13:41:46.74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شاخص قيمت مصرف کنند </text:p>
            <text:p>در آگوست، در استان کاناگاوا، </text:p>
            <text:p>CPI مواد غذايی.</text:p>
          </table:table-cell>
          <table:table-cell table:style-name="ce12" office:value-type="string" table:number-columns-spanned="2" table:number-rows-spanned="1">
            <text:p>shaaxes[indicator / qeymaat[price / mas^raaf[consumer / konand[do / oguwst / ostaan[prefecture / mavood[material / Gazaaye[food</text:p>
          </table:table-cell>
          <table:covered-table-cell table:style-name="ce12"/>
          <table:table-cell table:style-name="ce14" office:value-type="string">
            <text:p>消費者物価指数</text:p>
          </table:table-cell>
          <table:table-cell table:style-name="Default" office:value-type="string">
            <text:p>C:\WORKS_2\shortcuts_docs\log-session_JVE_41_economics_12_watching.log</text:p>
            <text:p>#mark:20211102_144441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نود و نه امتياز سه درصد </text:p>
          </table:table-cell>
          <table:table-cell table:style-name="ce12" office:value-type="string" table:number-columns-spanned="2" table:number-rows-spanned="1">
            <text:p>navad[ninety / no[nine / emtiyaaz[points / darsaad[percen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 office:value-type="date" office:date-value="2021-11-03T10:08:31.8">
            <text:p>1103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در استان کاناگاوا، آخرين قيمت بنزين 165.4 ين بود.</text:p>
          </table:table-cell>
          <table:table-cell table:style-name="ce12" office:value-type="string" table:number-columns-spanned="2" table:number-rows-spanned="1">
            <text:p>oxariyn[latest / benziyn[gasoline / yen / </text:p>
          </table:table-cell>
          <table:covered-table-cell table:style-name="ce12"/>
          <table:table-cell table:style-name="ce14"/>
          <table:table-cell table:style-name="Default" office:value-type="string">
            <text:p>###2021年11月3日10:12:1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اون بيست و پنجم ماه اکتبر بود.</text:p>
          </table:table-cell>
          <table:table-cell table:style-name="ce12" office:value-type="string" table:number-columns-spanned="2" table:number-rows-spanned="1">
            <text:p>uwn[that / oktoobr[october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9" office:value-type="string">
            <text:p>کمترين قيمت 124.8 ين بود، در يازدهم ماه می، سال گذشته.</text:p>
          </table:table-cell>
          <table:table-cell table:style-name="ce12" office:value-type="string" table:number-columns-spanned="2" table:number-rows-spanned="1">
            <text:p>kyamtariyn[least / mei[may / guzashuteh[las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 office:value-type="float" office:value="4">
            <text:p>4</text:p>
          </table:table-cell>
          <table:table-cell table:style-name="ce19" office:value-type="string">
            <text:p>بالاترين قيمت بنزين در ژپن، اون در استان ناگاساکی، ۱۶۸.۵ ين بود، در سپتامبر.</text:p>
          </table:table-cell>
          <table:table-cell table:style-name="ce12" office:value-type="string" table:number-columns-spanned="2" table:number-rows-spanned="1">
            <text:p>baaratariyn[highest / 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0:43:27.98">
            <text:p>1104 <text:s/>104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0:43:27.98">
            <text:p>1104 <text:s/>1043</text:p>
          </table:table-cell>
          <table:table-cell table:style-name="ce7" table:formula="of:=NOW()" office:value-type="date" office:date-value="2021-11-04T10:43:27.98">
            <text:p>1104 <text:s/>104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0:43:27.98">
            <text:p>1104 <text:s/>104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3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 office:value-type="date" office:date-value="2021-11-03T09:29:27.49">
            <text:p>1103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يرفض أخذ المدعمات.</text:p>
          </table:table-cell>
          <table:table-cell table:style-name="ce12" office:value-type="string" table:number-columns-spanned="3" table:number-rows-spanned="1">
            <text:p>wa-yarfd^u[refuse / axdza[take / mudaAmaat[supplies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اعتقل الأسير الأخرس (49 عاما)،</text:p>
          </table:table-cell>
          <table:table-cell table:style-name="ce12" office:value-type="string" table:number-columns-spanned="3" table:number-rows-spanned="1">
            <text:p>wa-aAtqil[arrested / AAmaa[year-old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في 27 تموز/ يوليو الماضي،</text:p>
          </table:table-cell>
          <table:table-cell table:style-name="ce12" office:value-type="string" table:number-columns-spanned="3" table:number-rows-spanned="1">
            <text:p>tamwaz[july / yuwliyuw / maad^iy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 office:value-type="float" office:value="4">
            <text:p>4</text:p>
          </table:table-cell>
          <table:table-cell table:style-name="ce11" office:value-type="string">
            <text:p><text:s/>وجرى تحويله إلى الاعتقال الإداري لمدة أربعة أشهر،</text:p>
          </table:table-cell>
          <table:table-cell table:style-name="ce12" office:value-type="string" table:number-columns-spanned="3" table:number-rows-spanned="1">
            <text:p>wa-dharaa[ran / tah^wiylu[transform / iilaa[to / idaariy[administrative / limada[for / arbaA[four / ash-hr[month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number-columns-repeated="2"/>
          <table:table-cell table:style-name="ce6"/>
          <table:table-cell table:style-name="ce9" office:value-type="float" office:value="5">
            <text:p>5</text:p>
          </table:table-cell>
          <table:table-cell table:style-name="ce11" office:value-type="string">
            <text:p>ويقبع اليوم في زنازين سجن "عوفر".</text:p>
          </table:table-cell>
          <table:table-cell table:style-name="ce12" office:value-type="string" table:number-columns-spanned="3" table:number-rows-spanned="1">
            <text:p>wa-yaqbaAU[languish / zanaaziyna[cells / sudhuna[priso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number-columns-repeated="2"/>
          <table:table-cell table:style-name="ce6"/>
          <table:table-cell table:style-name="ce9" office:value-type="float" office:value="6">
            <text:p>6</text:p>
          </table:table-cell>
          <table:table-cell table:style-name="ce11" office:value-type="string">
            <text:p>كما ويواصل الأسير موسى حسن زهران (53 عاماً) من قرية دير أبو مشعل،</text:p>
          </table:table-cell>
          <table:table-cell table:style-name="ce12" office:value-type="string" table:number-columns-spanned="3" table:number-rows-spanned="1">
            <text:p>kamaa[as / wa-yuwaas^il[continue / qariya[village / MashaAl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0:43:28.07">
            <text:p>1104 <text:s/>104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0:43:28.07">
            <text:p>1104 <text:s/>1043</text:p>
          </table:table-cell>
          <table:table-cell table:style-name="ce7" table:formula="of:=NOW()" office:value-type="date" office:date-value="2021-11-04T10:43:28.07">
            <text:p>1104 <text:s/>104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0:43:28.07">
            <text:p>1104 <text:s/>104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5cm" draw:caption-point-x="-3.97cm" draw:caption-point-y="-1.133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0:43:28.21">
            <text:p>1104 <text:s/>104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0:43:28.21">
            <text:p>1104 <text:s/>1043</text:p>
          </table:table-cell>
          <table:table-cell table:style-name="ce7" table:formula="of:=NOW()" office:value-type="date" office:date-value="2021-11-04T10:43:28.21">
            <text:p>1104 <text:s/>104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0:43:28.21">
            <text:p>1104 <text:s/>104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579999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0:43:28.3">
            <text:p>1104 <text:s/>104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0:43:28.3">
            <text:p>1104 <text:s/>1043</text:p>
          </table:table-cell>
          <table:table-cell table:style-name="ce7" table:formula="of:=NOW()" office:value-type="date" office:date-value="2021-11-04T10:43:28.3">
            <text:p>1104 <text:s/>104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0:43:28.3">
            <text:p>1104 <text:s/>104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00001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2T09:06:59.91">
            <text:p>1102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계단 근처. &lt;2&gt; 미케는 달려왔다. (2) 마사지. 두 한 번 두드리기, 같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pierwszy listopada, pierwszy tydzień, jedo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używając dźwięków `dai-kan`-u, zagrałem impro. było zabaw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圆周运动。位置矢量m1与速度矢量m2。这些两个矢量，他们互相正交。(f1)（2）m1与加速度矢量m3。这套矢量们，他们则互相相反。(f2) （3）加速度与位置，面向相反而方向一样。位置与速度，正如先所说，互相正交。所以，加速度与速度，这两个矢量，他们互相正交。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йте делать уче'&lt;jo&gt;ный. слово, это `делать`, а не `стань`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431">http://benfranklin.chips.jp/cake_apps/Cake_IFM11/images/view/4843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3T08:47:05.86">
            <text:p>1103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의 나무 아래서. &lt;2&gt; 미케는 그 때 거의 평평자리까지 오고 있었다. (2) 미케도 최근 보통게 `뒹굴`을 한다. &lt;2&gt; 달콤함으로 `뒹굴`할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rug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wychodzą jaśne, łatwo. &lt;2&gt; mięsień ust, nie napięty[tens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9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速度矢量v-&gt;。该矢量的旋度 ∇x(v-&gt;)。（2）对于该速度矢量，把这个旋度矢量乘下去。产生(∇x(v-&gt;))x(v-&gt;) （3）如果该物体在圆周运动的话，上述的新矢量的大小，是该物体的加速度的二倍。（4）面向，就是和加速度的那个则一样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9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не оста'вляй[leave любви'. абсолю'тно.</text:p>
            <text:p>Я сча'&lt;sha&gt;стлив&lt;f&gt;[happy, только тогда, когда[when занима'юсь[practice иссле'дования`ми[research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5?filter_memo=tome&amp;sort=file_name&amp;direction=desc&amp;RBs_AND_OR_Memo=AND">http://benfranklin.chips.jp/cake_apps/Cake_IFM11/images/index_2/page:5?filter_memo=tome&amp;sort=file_name&amp;direction=desc&amp;RBs_AND_OR_Memo=AND</text:a></text:p>
            <text:p><text:a xlink:href="http://benfranklin.chips.jp/cake_apps/Cake_IFM11/images/view/48170">http://benfranklin.chips.jp/cake_apps/Cake_IFM11/images/view/48170</text:a></text:p>
            <text:p><text:a xlink:href="http://benfranklin.chips.jp/cake_apps/Cake_IFM11/images/view/47912">http://benfranklin.chips.jp/cake_apps/Cake_IFM11/images/view/47912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4T08:43:38.87">
            <text:p>110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, 즉, 공원 오두막 쪽. (2) 미케도 이미 달려오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ec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9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badań. palcowanie dla dźwięków `dai-kan`-u. (2) notatki są : B,Bf,C,Af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9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斯托克斯定理。（2）某种矢量 B-&gt; 的旋度 X=∇x(B-&gt;) 。该 X 的曲面积分 M1=∫∫._S(X*n-&gt;)dS 。而且，B-&gt; 自身的曲线积分 ∫._C(B)dl-&gt;。（3）这条定理说，M1 和 M2 是同量，就是说，M1=M2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9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(1) я начал читать книгу. название[title это, `по'весть о доме Тайра`. (2) Книга состои'т из коро'ткие рассказов.</text:p>
          </table:table-cell>
          <table:covered-table-cell table:number-columns-repeated="2" table:style-name="ce12"/>
          <table:table-cell table:style-name="ce14" office:value-type="string">
            <text:p>upto : 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315">http://benfranklin.chips.jp/cake_apps/Cake_IFM11/images/view/46315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0:43:25.05">
            <text:p>1104 <text:s/>104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0:43:25.05">
            <text:p>1104 <text:s/>1043</text:p>
          </table:table-cell>
          <table:table-cell table:style-name="ce7" table:formula="of:=NOW()" office:value-type="date" office:date-value="2021-11-04T10:43:28.62">
            <text:p>1104 <text:s/>104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0:43:28.62">
            <text:p>1104 <text:s/>104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0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">
            <text:p>1104 <text:s/>1043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1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1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1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1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1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1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1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2">
            <text:p>1104 <text:s/>1043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2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2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2">
            <text:p>1104 <text:s/>1043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3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3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3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3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3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3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4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4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4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4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4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5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6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6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6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6">
            <text:p>1104 <text:s/>1043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6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7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7">
            <text:p>1104 <text:s/>1043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7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7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7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7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7">
            <text:p>1104 <text:s/>1043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8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8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8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8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8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8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8">
            <text:p>1104 <text:s/>1043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8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9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9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79">
            <text:p>1104 <text:s/>1043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1">
            <text:p>1104 <text:s/>1043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1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1">
            <text:p>1104 <text:s/>1043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2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2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3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3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4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4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4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5">
            <text:p>1104 <text:s/>1043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5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5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5">
            <text:p>1104 <text:s/>1043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6">
            <text:p>1104 <text:s/>1043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6">
            <text:p>1104 <text:s/>1043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6">
            <text:p>1104 <text:s/>1043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6">
            <text:p>1104 <text:s/>1043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6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6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6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6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7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7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7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7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7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7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7">
            <text:p>1104 <text:s/>1043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87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">
            <text:p>1104 <text:s/>1043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1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1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1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1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1">
            <text:p>1104 <text:s/>1043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1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2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2">
            <text:p>1104 <text:s/>1043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2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2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2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2">
            <text:p>1104 <text:s/>1043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3">
            <text:p>1104 <text:s/>1043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1011"/>
        </table:table-row>
        <table:table-row table:style-name="ro43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4T10:43:28.94">
            <text:p>1104 <text:s/>104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4T10:43:28.94">
            <text:p>2021/11/4 10:4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0:43:28.94">
            <text:p>1104 <text:s/>1043</text:p>
          </table:table-cell>
          <table:table-cell table:style-name="ce7" table:formula="of:=NOW()" office:value-type="date" office:date-value="2021-11-04T10:43:28.94">
            <text:p>1104 <text:s/>104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4T10:43:28.94">
            <text:p>1104 <text:s/>104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3">
          <table:table-cell table:number-columns-repeated="11"/>
          <table:table-cell table:style-name="ce7"/>
          <table:table-cell table:number-columns-repeated="1012"/>
        </table:table-row>
        <table:table-row table:style-name="ro3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1" table:number-rows-repeated="1048397">
          <table:table-cell table:number-columns-repeated="1024"/>
        </table:table-row>
        <table:table-row table:style-name="ro3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2021/11/04</text:date>, <text:time>10:43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4T10:43:26.94</dc:date>
    <dc:creator>iwabuchi ken</dc:creator>
    <meta:editing-duration>P8DT23H22M35S</meta:editing-duration>
    <meta:editing-cycles>1328</meta:editing-cycles>
    <meta:generator>OpenOffice/4.1.3$Win32 OpenOffice.org_project/413m1$Build-9783</meta:generator>
    <meta:document-statistic meta:table-count="7" meta:cell-count="1872" meta:object-count="0"/>
  </office:meta>
</office:document-meta>
</file>